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SortedSet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Set.headSet(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SortedSet.decorate( SortedSet se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Set.subSet( Object fromElement , Object to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SortedSet.getSort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Set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SortedSet.TransformedSortedSet( SortedSet se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formedSortedSet.decorateTransform( SortedSet set , Transformer transform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edSortedSet.tailSet( Object fro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SortedSet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